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07880e" officeooo:paragraph-rsid="0007880e"/>
    </style:style>
    <style:style style:name="P2" style:family="paragraph" style:parent-style-name="Text_20_body">
      <style:text-properties officeooo:rsid="0007880e" officeooo:paragraph-rsid="0007880e"/>
    </style:style>
    <style:style style:name="P3" style:family="paragraph" style:parent-style-name="Text_20_body">
      <style:text-properties officeooo:paragraph-rsid="0007880e"/>
    </style:style>
    <style:style style:name="P4" style:family="paragraph" style:parent-style-name="Text_20_body">
      <style:text-properties officeooo:rsid="00087737" officeooo:paragraph-rsid="00087737"/>
    </style:style>
    <style:style style:name="P5" style:family="paragraph" style:parent-style-name="Text_20_body">
      <style:text-properties fo:font-size="9pt" officeooo:rsid="0008b9d0" officeooo:paragraph-rsid="0008b9d0" style:font-size-asian="9pt" style:font-size-complex="9pt"/>
    </style:style>
    <style:style style:name="P6" style:family="paragraph" style:parent-style-name="Text_20_body">
      <style:text-properties fo:font-size="12pt" officeooo:rsid="0008b9d0" officeooo:paragraph-rsid="0008b9d0" style:font-size-asian="10.5pt" style:font-size-complex="12pt"/>
    </style:style>
    <style:style style:name="P7" style:family="paragraph" style:parent-style-name="Text_20_body">
      <style:text-properties fo:font-size="12pt" officeooo:rsid="0008b9d0" officeooo:paragraph-rsid="000e9ccb" style:font-size-asian="10.5pt" style:font-size-complex="12pt"/>
    </style:style>
    <style:style style:name="P8" style:family="paragraph" style:parent-style-name="Text_20_body">
      <style:text-properties fo:font-size="12pt" officeooo:rsid="0009ddd0" officeooo:paragraph-rsid="0009ddd0" style:font-size-asian="10.5pt" style:font-size-complex="12pt"/>
    </style:style>
    <style:style style:name="P9" style:family="paragraph" style:parent-style-name="Text_20_body">
      <style:text-properties fo:font-size="12pt" officeooo:rsid="000a36ce" officeooo:paragraph-rsid="000a36ce" style:font-size-asian="10.5pt" style:font-size-complex="12pt"/>
    </style:style>
    <style:style style:name="P10" style:family="paragraph" style:parent-style-name="Text_20_body">
      <style:text-properties fo:font-size="12pt" officeooo:rsid="000e9ccb" officeooo:paragraph-rsid="000e9ccb" style:font-size-asian="10.5pt" style:font-size-complex="12pt"/>
    </style:style>
    <style:style style:name="P11" style:family="paragraph" style:parent-style-name="Text_20_body">
      <style:text-properties fo:font-size="12pt" officeooo:rsid="00121d18" officeooo:paragraph-rsid="00121d18" style:font-size-asian="10.5pt" style:font-size-complex="12pt"/>
    </style:style>
    <style:style style:name="P12" style:family="paragraph" style:parent-style-name="Text_20_body">
      <style:text-properties fo:font-size="12pt" officeooo:rsid="001471e1" officeooo:paragraph-rsid="001471e1" style:font-size-asian="10.5pt" style:font-size-complex="12pt"/>
    </style:style>
    <style:style style:name="P13" style:family="paragraph" style:parent-style-name="Text_20_body">
      <style:text-properties officeooo:rsid="00099786" officeooo:paragraph-rsid="00099786"/>
    </style:style>
    <style:style style:name="P14" style:family="paragraph" style:parent-style-name="Text_20_body">
      <style:text-properties officeooo:rsid="000c039e" officeooo:paragraph-rsid="000c039e"/>
    </style:style>
    <style:style style:name="P15" style:family="paragraph" style:parent-style-name="Text_20_body">
      <style:text-properties officeooo:rsid="001471e1" officeooo:paragraph-rsid="001471e1"/>
    </style:style>
    <style:style style:name="P16" style:family="paragraph" style:parent-style-name="Text_20_body">
      <style:text-properties officeooo:rsid="001a3db8" officeooo:paragraph-rsid="001a3db8"/>
    </style:style>
    <style:style style:name="P17" style:family="paragraph" style:parent-style-name="Text_20_body">
      <style:paragraph-properties style:writing-mode="lr-tb"/>
      <style:text-properties officeooo:rsid="00087737" officeooo:paragraph-rsid="00087737"/>
    </style:style>
    <style:style style:name="P18" style:family="paragraph" style:parent-style-name="Text_20_body">
      <style:paragraph-properties style:writing-mode="lr-tb"/>
      <style:text-properties officeooo:rsid="0009ddd0" officeooo:paragraph-rsid="0009ddd0"/>
    </style:style>
    <style:style style:name="P19" style:family="paragraph" style:parent-style-name="Text_20_body">
      <style:paragraph-properties style:writing-mode="lr-tb"/>
      <style:text-properties fo:font-size="9pt" officeooo:rsid="0009ddd0" officeooo:paragraph-rsid="0009ddd0" style:font-size-asian="7.84999990463257pt" style:font-size-complex="9pt"/>
    </style:style>
    <style:style style:name="P20" style:family="paragraph" style:parent-style-name="Text_20_body">
      <style:paragraph-properties style:writing-mode="lr-tb"/>
      <style:text-properties officeooo:rsid="000c039e" officeooo:paragraph-rsid="000c039e"/>
    </style:style>
    <style:style style:name="P21" style:family="paragraph" style:parent-style-name="Text_20_body">
      <style:paragraph-properties style:writing-mode="lr-tb"/>
      <style:text-properties officeooo:rsid="000cfcda" officeooo:paragraph-rsid="000cfcda"/>
    </style:style>
    <style:style style:name="P22" style:family="paragraph" style:parent-style-name="Text_20_body">
      <style:paragraph-properties style:writing-mode="lr-tb"/>
      <style:text-properties officeooo:rsid="0008b9d0" officeooo:paragraph-rsid="0008b9d0"/>
    </style:style>
    <style:style style:name="P23" style:family="paragraph" style:parent-style-name="Text_20_body">
      <style:paragraph-properties style:writing-mode="lr-tb"/>
      <style:text-properties fo:font-size="12pt" officeooo:rsid="000a36ce" officeooo:paragraph-rsid="000a36ce" style:font-size-asian="10.5pt" style:font-size-complex="12pt"/>
    </style:style>
    <style:style style:name="P24" style:family="paragraph" style:parent-style-name="Text_20_body">
      <style:paragraph-properties style:writing-mode="lr-tb"/>
      <style:text-properties fo:font-size="12pt" officeooo:rsid="0009ddd0" officeooo:paragraph-rsid="0009ddd0" style:font-size-asian="10.5pt" style:font-size-complex="12pt"/>
    </style:style>
    <style:style style:name="P25" style:family="paragraph" style:parent-style-name="Text_20_body" style:list-style-name="L1">
      <style:text-properties officeooo:rsid="0007880e" officeooo:paragraph-rsid="0007880e"/>
    </style:style>
    <style:style style:name="P26" style:family="paragraph" style:parent-style-name="Text_20_body" style:list-style-name="L2">
      <style:text-properties officeooo:rsid="00087737" officeooo:paragraph-rsid="00087737"/>
    </style:style>
    <style:style style:name="P27" style:family="paragraph" style:parent-style-name="Text_20_body" style:list-style-name="L4">
      <style:text-properties officeooo:rsid="00087737" officeooo:paragraph-rsid="0009ddd0"/>
    </style:style>
    <style:style style:name="P28" style:family="paragraph" style:parent-style-name="Text_20_body" style:list-style-name="L4">
      <style:text-properties officeooo:rsid="00087737" officeooo:paragraph-rsid="000c039e"/>
    </style:style>
    <style:style style:name="P29" style:family="paragraph" style:parent-style-name="Text_20_body" style:list-style-name="L2">
      <style:text-properties officeooo:rsid="0009ddd0" officeooo:paragraph-rsid="0009ddd0"/>
    </style:style>
    <style:style style:name="P30" style:family="paragraph" style:parent-style-name="Text_20_body" style:list-style-name="L4">
      <style:text-properties officeooo:rsid="0009ddd0" officeooo:paragraph-rsid="0009ddd0"/>
    </style:style>
    <style:style style:name="P31" style:family="paragraph" style:parent-style-name="Text_20_body" style:list-style-name="L4">
      <style:text-properties officeooo:rsid="0009ddd0" officeooo:paragraph-rsid="000c039e"/>
    </style:style>
    <style:style style:name="P32" style:family="paragraph" style:parent-style-name="Text_20_body" style:list-style-name="L3">
      <style:text-properties officeooo:rsid="0008b9d0" officeooo:paragraph-rsid="0008b9d0"/>
    </style:style>
    <style:style style:name="P33" style:family="paragraph" style:parent-style-name="Text_20_body" style:list-style-name="L5">
      <style:text-properties officeooo:rsid="001a3db8" officeooo:paragraph-rsid="001a3db8"/>
    </style:style>
    <style:style style:name="P34" style:family="paragraph" style:parent-style-name="Text_20_body" style:list-style-name="L6">
      <style:text-properties officeooo:rsid="001a3db8" officeooo:paragraph-rsid="001a3db8"/>
    </style:style>
    <style:style style:name="P35" style:family="paragraph" style:parent-style-name="Text_20_body" style:list-style-name="L7">
      <style:text-properties officeooo:rsid="0017b231" officeooo:paragraph-rsid="0017b231"/>
    </style:style>
    <style:style style:name="P36" style:family="paragraph" style:parent-style-name="Text_20_body" style:list-style-name="L1">
      <style:text-properties officeooo:rsid="001c4462" officeooo:paragraph-rsid="001c4462"/>
    </style:style>
    <style:style style:name="P37" style:family="paragraph" style:parent-style-name="Text_20_body">
      <style:text-properties officeooo:rsid="001c4462" officeooo:paragraph-rsid="001c4462"/>
    </style:style>
    <style:style style:name="P38" style:family="paragraph" style:parent-style-name="Text_20_body" style:list-style-name="L3">
      <style:text-properties officeooo:rsid="001c4462" officeooo:paragraph-rsid="001c4462"/>
    </style:style>
    <style:style style:name="P39" style:family="paragraph" style:parent-style-name="Text_20_body">
      <style:text-properties officeooo:rsid="001471e1" officeooo:paragraph-rsid="001471e1"/>
    </style:style>
    <style:style style:name="P40" style:family="paragraph" style:parent-style-name="Text_20_body" style:list-style-name="L4">
      <style:paragraph-properties style:writing-mode="lr-tb"/>
      <style:text-properties officeooo:rsid="00087737" officeooo:paragraph-rsid="0009ddd0"/>
    </style:style>
    <style:style style:name="P41" style:family="paragraph" style:parent-style-name="Text_20_body" style:list-style-name="L4">
      <style:paragraph-properties style:writing-mode="lr-tb"/>
      <style:text-properties officeooo:rsid="00087737" officeooo:paragraph-rsid="000c039e"/>
    </style:style>
    <style:style style:name="P42" style:family="paragraph" style:parent-style-name="Text_20_body">
      <style:paragraph-properties style:writing-mode="lr-tb"/>
      <style:text-properties officeooo:rsid="001c4462" officeooo:paragraph-rsid="001c4462"/>
    </style:style>
    <style:style style:name="P43" style:family="paragraph" style:parent-style-name="Heading_20_3">
      <style:text-properties officeooo:rsid="001a3db8" officeooo:paragraph-rsid="001a3db8"/>
    </style:style>
    <style:style style:name="P44" style:family="paragraph" style:parent-style-name="Heading_20_3">
      <style:text-properties officeooo:rsid="0017b231" officeooo:paragraph-rsid="0017b231"/>
    </style:style>
    <style:style style:name="P45" style:family="paragraph" style:parent-style-name="Heading_20_3">
      <style:text-properties officeooo:rsid="001c4462" officeooo:paragraph-rsid="001c4462"/>
    </style:style>
    <style:style style:name="P46" style:family="paragraph" style:parent-style-name="Heading_20_1">
      <style:text-properties officeooo:rsid="0007880e" officeooo:paragraph-rsid="0007880e"/>
    </style:style>
    <style:style style:name="P47" style:family="paragraph" style:parent-style-name="Heading_20_2">
      <style:text-properties officeooo:rsid="00087737" officeooo:paragraph-rsid="00087737"/>
    </style:style>
    <style:style style:name="P48" style:family="paragraph" style:parent-style-name="Heading_20_2">
      <style:text-properties officeooo:rsid="00099786" officeooo:paragraph-rsid="00099786"/>
    </style:style>
    <style:style style:name="P49" style:family="paragraph" style:parent-style-name="Heading_20_2">
      <style:text-properties officeooo:rsid="000c039e" officeooo:paragraph-rsid="000c039e"/>
    </style:style>
    <style:style style:name="P50" style:family="paragraph" style:parent-style-name="Heading_20_2">
      <style:text-properties officeooo:rsid="0017b231" officeooo:paragraph-rsid="0017b231"/>
    </style:style>
    <style:style style:name="P51" style:family="paragraph" style:parent-style-name="Heading_20_2">
      <style:text-properties officeooo:rsid="001c4462" officeooo:paragraph-rsid="001c4462"/>
    </style:style>
    <style:style style:name="T1" style:family="text">
      <style:text-properties officeooo:rsid="00087737"/>
    </style:style>
    <style:style style:name="T2" style:family="text">
      <style:text-properties officeooo:rsid="0009ddd0"/>
    </style:style>
    <style:style style:name="T3" style:family="text">
      <style:text-properties officeooo:rsid="000a36ce"/>
    </style:style>
    <style:style style:name="T4" style:family="text">
      <style:text-properties officeooo:rsid="000c039e"/>
    </style:style>
    <style:style style:name="T5" style:family="text">
      <style:text-properties officeooo:rsid="000cfcda"/>
    </style:style>
    <style:style style:name="T6" style:family="text">
      <style:text-properties officeooo:rsid="000e9ccb"/>
    </style:style>
    <style:style style:name="T7" style:family="text">
      <style:text-properties officeooo:rsid="00121d18"/>
    </style:style>
    <style:style style:name="T8" style:family="text">
      <style:text-properties officeooo:rsid="0012a47d"/>
    </style:style>
    <style:style style:name="T9" style:family="text">
      <style:text-properties officeooo:rsid="001471e1"/>
    </style:style>
    <style:style style:name="T10" style:family="text">
      <style:text-properties officeooo:rsid="0014bff9"/>
    </style:style>
    <style:style style:name="T11" style:family="text">
      <style:text-properties officeooo:rsid="0016625b"/>
    </style:style>
    <style:style style:name="T12" style:family="text">
      <style:text-properties officeooo:rsid="001c44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bile Input System <text:span text:style-name="T11">1.0.0</text:span></text:p>
      <text:p text:style-name="P2"/>
      <text:p text:style-name="P15">First of all we want to thank you for your purchase.</text:p>
      <text:p text:style-name="P15">For any question or suggestion feel free to write to <text:a xlink:type="simple" xlink:href="mailto:pierluigi.zomparelli@gmail.com" text:style-name="Internet_20_link" text:visited-style-name="Visited_20_Internet_20_Link">pierluigi.zomparelli@gmail.com</text:a></text:p>
      <text:p text:style-name="P15">Our links here <text:a xlink:type="simple" xlink:href="https://instabio.cc/Zocalight" office:target-frame-name="_blank" xlink:show="new" text:style-name="Internet_20_link" text:visited-style-name="Visited_20_Internet_20_Link">Instabio</text:a>.</text:p>
      <text:p text:style-name="P15">Lets start.</text:p>
      <text:h text:style-name="P46" text:outline-level="1">Features</text:h>
      <text:p text:style-name="P2">The MI<text:span text:style-name="T1">S</text:span> provides you with the most common input <text:span text:style-name="T9">controls</text:span> for your mobile <text:span text:style-name="T6">game</text:span>:</text:p>
      <text:list xml:id="list86441415" text:style-name="L1">
        <text:list-item>
          <text:p text:style-name="P25">Virtual Joystick</text:p>
        </text:list-item>
        <text:list-item>
          <text:p text:style-name="P36">Virtual Tapstick</text:p>
        </text:list-item>
        <text:list-item>
          <text:p text:style-name="P25">Virtual Button</text:p>
        </text:list-item>
        <text:list-item>
          <text:p text:style-name="P25"><text:s/>Tap</text:p>
        </text:list-item>
        <text:list-item>
          <text:p text:style-name="P25">Swipe.</text:p>
        </text:list-item>
      </text:list>
      <text:p text:style-name="P2"/>
      <text:p text:style-name="P2">In the following section <text:span text:style-name="T6">you will be explained how to use each of them</text:span>.</text:p>
      <text:p text:style-name="P2"/>
      <text:h text:style-name="P47" text:outline-level="2">Virtual Joystick</text:h>
      <text:p text:style-name="P15">The virtual joystick alow<text:span text:style-name="T12">s</text:span> you to simulate <text:span text:style-name="T12">any </text:span>gamepad analogic axis.</text:p>
      <text:p text:style-name="P37">There are two modes it can be set: as joystick or as tapstick ( I didn’t know how to call it :).</text:p>
      <text:h text:style-name="P45" text:outline-level="3">Joystick mode</text:h>
      <text:p text:style-name="P17"><text:span text:style-name="T6">Open</text:span> the JoystickAndButtonScene to <text:span text:style-name="T2">see an example</text:span>.</text:p>
      <text:p text:style-name="P4">Lets see <text:span text:style-name="T10">how to set up </text:span>step by step:</text:p>
      <text:list xml:id="list2442797992" text:style-name="L2">
        <text:list-item>
          <text:p text:style-name="P26">Create a new scene <text:span text:style-name="T2">or open an existing one</text:span></text:p>
        </text:list-item>
        <text:list-item>
          <text:p text:style-name="P29">Add a new canvas ( you can use also an existing one )</text:p>
        </text:list-item>
        <text:list-item>
          <text:p text:style-name="P26">Go to the Assets/VirtualInputSystem/Prefabs/InputUI folder </text:p>
        </text:list-item>
        <text:list-item>
          <text:p text:style-name="P26">Drag and drop the VirtualJoystick <text:span text:style-name="T4">prefab</text:span> into the canvas </text:p>
        </text:list-item>
      </text:list>
      <text:p text:style-name="P4"/>
      <text:p text:style-name="P4">Now check the Joystick script in the <text:span text:style-name="T10">prefab </text:span>inspector, you will se<text:span text:style-name="T6">e</text:span> the following parameters:</text:p>
      <text:list xml:id="list4032669751" text:style-name="L3">
        <text:list-item>
          <text:p text:style-name="P32"><text:soft-page-break/>HorizontalAxis: the action you want to map to the horizontal axis ( for example move or look left/right, or whaterver <text:span text:style-name="T6">else </text:span>you want to do )</text:p>
        </text:list-item>
        <text:list-item>
          <text:p text:style-name="P32">VerticalAxis: the same as the horizontal axis ( for example move forth and back )</text:p>
        </text:list-item>
        <text:list-item>
          <text:p text:style-name="P32">Stick: the analogic stick <text:span text:style-name="T6">( the child object )</text:span></text:p>
        </text:list-item>
        <text:list-item>
          <text:p text:style-name="P32">MoveRange: the maximum distance you want the stick to <text:span text:style-name="T6">be </text:span>move<text:span text:style-name="T6">d</text:span> ( normally it <text:span text:style-name="T6">will be set according to </text:span>the width and height in the RectTransform <text:span text:style-name="T6">when you resize the joystick</text:span> )</text:p>
        </text:list-item>
        <text:list-item>
          <text:p text:style-name="P32">ResetTime: how long it will take the stick to <text:span text:style-name="T6">get</text:span> back <text:span text:style-name="T6">in the rest</text:span> position; if you set zero the stick will snap in one <text:span text:style-name="T6">single </text:span>frame</text:p>
        </text:list-item>
        <text:list-item>
          <text:p text:style-name="P38">TapMode: a flag to set the tap mode</text:p>
        </text:list-item>
      </text:list>
      <text:p text:style-name="P22">If you want for example to add <text:span text:style-name="T6">a </text:span>Joystick to move your player name the axis “Horizontal” and “Vertical” <text:span text:style-name="T6">and </text:span>in your PlayerController script add the following code:</text:p>
      <text:p text:style-name="P5"/>
      <text:p text:style-name="P5">Vector2 moveInput = new Vector2(VirtualInput.GetAxis(“Horizontal”), VirtualInput.GetAxis(“Vertical”));</text:p>
      <text:p text:style-name="P5">MoveCharacter(moveInput); // Some method to move the character around</text:p>
      <text:p text:style-name="P5"/>
      <text:p text:style-name="P9">This should reminds you the Unity InputSystem:</text:p>
      <text:p text:style-name="P9">VirtualInput.GetAxis(“AxisName”) returns a float value between -1 and 1 depending on the stick position.</text:p>
      <text:p text:style-name="P23">There is also a GetAxisRaw(“AxisName”), which returns 0 if the stick <text:span text:style-name="T6">rest in place</text:span>, otherwise returns 1 or -1 depending <text:span text:style-name="T6">whether</text:span> the axis value <text:span text:style-name="T6">is positive or negative</text:span>.</text:p>
      <text:p text:style-name="P7">You can add <text:span text:style-name="T6">as many virtual </text:span>joystick<text:span text:style-name="T6">s as you want</text:span>: for example <text:span text:style-name="T6">you want your character to move and look around</text:span> you can add <text:span text:style-name="T6">two </text:span>joystick<text:span text:style-name="T6">s, one to the left and the other to the right. Then call </text:span>the <text:span text:style-name="T6">left joystick </text:span>axis “Horizontal” and “Vertical” <text:span text:style-name="T6">while the right joystick axis </text:span>“LookHorizontal” and “LookVertical”.</text:p>
      <text:p text:style-name="P10">Now in your PlayerController script you can call both VirtualInput.GetAxis(“Horizontal”) and VirtualInput.GetAxis(“LookHorizontal”) for example in order to move and look horizontal.</text:p>
      <text:h text:style-name="P45" text:outline-level="3">Tapstick mode</text:h>
      <text:p text:style-name="P37">The tapistick is similar to the joystick, with just a little difference.</text:p>
      <text:p text:style-name="P37">You can see an example loading the TapstickAndButtonScene.</text:p>
      <text:p text:style-name="P42">In normal mode you must tap the stick in the center and then drag it around, instead in tap mode the stick soon reaches the point you tap and the input is updated accordingly; then you can keep dragging the stick wherever you want.</text:p>
      <text:h text:style-name="P51" text:outline-level="2"/>
      <text:h text:style-name="P48" text:outline-level="2">Virtual Button</text:h>
      <text:p text:style-name="P13"><text:span text:style-name="T6">You can add many virtual buttons in your mobile game</text:span>.</text:p>
      <text:p text:style-name="P18"><text:soft-page-break/>Check the VirtualJoystickAndButton example <text:span text:style-name="T7">in which the player can jump and glide</text:span>.</text:p>
      <text:p text:style-name="P18">Lets step by step how to put a button into a new scene:</text:p>
      <text:list xml:id="list3825670451" text:style-name="L4">
        <text:list-item>
          <text:p text:style-name="P27">Create a new scene <text:span text:style-name="T2">or open an existing one</text:span></text:p>
        </text:list-item>
        <text:list-item>
          <text:p text:style-name="P30">Add a new canvas ( you can use also an existing one )</text:p>
        </text:list-item>
        <text:list-item>
          <text:p text:style-name="P27">Go to the Assets/VirtualInputSystem/Prefabs/InputUI folder </text:p>
        </text:list-item>
        <text:list-item>
          <text:p text:style-name="P40">Drag and drop the <text:span text:style-name="T2">VirtualButton prefab</text:span> into the canvas </text:p>
        </text:list-item>
      </text:list>
      <text:p text:style-name="P18">In the inspector you can see the Button script which only has one parameter <text:span text:style-name="T7">to map the action</text:span>.</text:p>
      <text:p text:style-name="P18">For example call the button “Jump” <text:span text:style-name="T7">and </text:span>in your PlayerController script add the following code:</text:p>
      <text:p text:style-name="P19">if(VirtualInput.GetButtonDown(“Jump”))</text:p>
      <text:p text:style-name="P19">{</text:p>
      <text:p text:style-name="P19"><text:tab/>PlayerJump(); // Some method to let the player jump</text:p>
      <text:p text:style-name="P19">}</text:p>
      <text:p text:style-name="P19">if(VirtualInput.GetButton(“Jump”))</text:p>
      <text:p text:style-name="P19">{</text:p>
      <text:p text:style-name="P19"><text:tab/>Player<text:span text:style-name="T7">Glide</text:span>(); // You know, you may want your player to <text:span text:style-name="T7">glide and not to fall down</text:span></text:p>
      <text:p text:style-name="P19">}</text:p>
      <text:p text:style-name="P19">if(VirtualInput.GetButtonUp(“Jump”)){</text:p>
      <text:p text:style-name="P19">{</text:p>
      <text:p text:style-name="P19"><text:tab/>FallAndDie(); // Ok maybe you want to do something else <text:span text:style-name="T7">here</text:span></text:p>
      <text:p text:style-name="P19">}</text:p>
      <text:p text:style-name="P6"/>
      <text:p text:style-name="P8">As for the normal input system you <text:span text:style-name="T3">can</text:span> call VirtualInput.GetButton(“ButtonName”) which returns true if <text:span text:style-name="T3">the player holds the button down, othwerwise false</text:span></text:p>
      <text:p text:style-name="P24">VirtualInput.GetButtonDown(“ButtonName”) returns true <text:span text:style-name="T7">as soon as the </text:span>button is pressed <text:span text:style-name="T3">and </text:span></text:p>
      <text:p text:style-name="P8">VirtualInput.GetButtonUp(“ButtonName”) returns true <text:span text:style-name="T7">as soon as the</text:span> button is released <text:span text:style-name="T7">( otherwise they both return false )</text:span>.</text:p>
      <text:p text:style-name="P11">You can add as many buttons as you want, for example to “Jump” or “Shoot” or “Interact”.</text:p>
      <text:p text:style-name="P8"/>
      <text:h text:style-name="P49" text:outline-level="2">Tap and swipe</text:h>
      <text:p text:style-name="P14">Open the TapAndSwipeScene to see an example.</text:p>
      <text:p text:style-name="P14">Lets see step by step:</text:p>
      <text:list xml:id="list223213989759782" text:continue-numbering="true" text:style-name="L4">
        <text:list-item>
          <text:p text:style-name="P28">Create a new scene <text:span text:style-name="T2">or open an existing one</text:span></text:p>
        </text:list-item>
        <text:list-item>
          <text:p text:style-name="P31">Add a new canvas ( you can use also an existing one )</text:p>
        </text:list-item>
        <text:list-item>
          <text:p text:style-name="P28">Go to the Assets/VirtualInputSystem/Prefabs/InputUI folder </text:p>
        </text:list-item>
        <text:list-item>
          <text:p text:style-name="P41"><text:soft-page-break/>Drag and drop the <text:span text:style-name="T4">TaperSwiper prefab </text:span>into the canvas </text:p>
        </text:list-item>
      </text:list>
      <text:p text:style-name="P20">Check the inspector, you can see two scripts <text:span text:style-name="T8">on the prefab</text:span>: Taper and Swiper.</text:p>
      <text:p text:style-name="P20">They can be enabled or disabled: for example if you just want to tap you can disable the Swiper script ( or even delete it ).</text:p>
      <text:p text:style-name="P20">Taper has <text:span text:style-name="T8">only </text:span>one parameter, TapTime, <text:span text:style-name="T8">which </text:span>define<text:span text:style-name="T8">s</text:span> <text:span text:style-name="T8">for </text:span>how long you can hold down your finger on the screen before the tap fail: for example <text:span text:style-name="T8">by </text:span>set<text:span text:style-name="T8">ting</text:span> TapTime=1 <text:span text:style-name="T8">tap fails if you hold your finger for more than one second</text:span>.</text:p>
      <text:p text:style-name="P20">In your PlayerController call VirtualInput.GetTap(<text:span text:style-name="T5">out </text:span>TapData) and VirtualInput.GetSwipe(<text:span text:style-name="T5">out </text:span>SwipeData) to check for tap and swipe.</text:p>
      <text:p text:style-name="P21">VirtualInput.GetTap(out TapData) returns true when player taps the screen, otherwise false; if true you can read the position and the duration of the tap <text:span text:style-name="T8">in the TapData structure</text:span>.</text:p>
      <text:p text:style-name="P21">VirtualInput.GetSwipe(out SwipeData) returns true when player swipes the screen, otherwise false; if true you can the position and the delta ( position – delta = previsousFramePosition ) <text:span text:style-name="T8">in the SwipeData structure</text:span>.</text:p>
      <text:p text:style-name="P21"/>
      <text:h text:style-name="P43" text:outline-level="3">TapData </text:h>
      <text:list xml:id="list2979088282" text:style-name="L5">
        <text:list-item>
          <text:p text:style-name="P33">Position: your finger position on the screen</text:p>
        </text:list-item>
        <text:list-item>
          <text:p text:style-name="P33">Duration: how log did you pressed your finger on the screen</text:p>
        </text:list-item>
      </text:list>
      <text:p text:style-name="P16"/>
      <text:h text:style-name="P43" text:outline-level="3">SwipeData</text:h>
      <text:list xml:id="list2819542162" text:style-name="L6">
        <text:list-item>
          <text:p text:style-name="P34">Position: your finger current position on the screen</text:p>
        </text:list-item>
        <text:list-item>
          <text:p text:style-name="P34">Duration: how much time the swipe is taking</text:p>
        </text:list-item>
        <text:list-item>
          <text:p text:style-name="P34">Delta: the amount of movement in the last frame</text:p>
        </text:list-item>
        <text:list-item>
          <text:p text:style-name="P34">Speed: the last frame speed ( Delta / Time.deltaTime )</text:p>
        </text:list-item>
        <text:list-item>
          <text:p text:style-name="P34">Distance: the total covered distance</text:p>
        </text:list-item>
        <text:list-item>
          <text:p text:style-name="P34">AvgSpeed: the average speed ( Distance / Duration )</text:p>
        </text:list-item>
      </text:list>
      <text:p text:style-name="P20"/>
      <text:p text:style-name="P15">For any question or suggestion feel free to write to <text:a xlink:type="simple" xlink:href="mailto:pierluigi.zomparelli@gmail.com" text:style-name="Internet_20_link" text:visited-style-name="Visited_20_Internet_20_Link">pierluigi.zomparelli@gmail.com</text:a></text:p>
      <text:p text:style-name="P12"><text:span text:style-name="T9">Our links here </text:span><text:a xlink:type="simple" xlink:href="https://instabio.cc/Zocalight" office:target-frame-name="_blank" xlink:show="new" text:style-name="Internet_20_link" text:visited-style-name="Visited_20_Internet_20_Link"><text:span text:style-name="T9">Instabio</text:span></text:a><text:span text:style-name="T9">.</text:span></text:p>
      <text:p text:style-name="P8"/>
      <text:p text:style-name="P8"/>
      <text:p text:style-name="P8"/>
      <text:h text:style-name="P50" text:outline-level="2"><text:soft-page-break/>Change Log</text:h>
      <text:h text:style-name="P44" text:outline-level="3">1.0.0</text:h>
      <text:list xml:id="list2147171895" text:style-name="L7">
        <text:list-item>
          <text:p text:style-name="P35">Intial release</text:p>
        </text:list-item>
      </text:list>
      <text:p text:style-name="P4"/>
      <text:p text:style-name="P4"><text:tab/></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9T22:33:59.326000000</meta:creation-date>
    <dc:date>2022-02-03T22:32:12.901000000</dc:date>
    <meta:editing-duration>PT1H26M33S</meta:editing-duration>
    <meta:editing-cycles>15</meta:editing-cycles>
    <meta:generator>Neat_Office/6.2.8.2$Windows_x86 LibreOffice_project/</meta:generator>
    <meta:document-statistic meta:table-count="0" meta:image-count="0" meta:object-count="0" meta:page-count="5" meta:paragraph-count="97" meta:word-count="1066" meta:character-count="6305" meta:non-whitespace-character-count="5353"/>
  </office:meta>
</office:document-meta>
</file>